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53in" svg:x="0.3358in" svg:y="2.2276in">
            <draw:object draw:notify-on-update-of-ranges="Sheet1.B1:Sheet1.G1 Sheet1.A10:Sheet1.A10 Sheet1.B10:Sheet1.G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un</text:p>
          </table:table-cell>
          <table:table-cell table:style-name="ce1" office:value-type="string" calcext:value-type="string">
            <text:p>ε = 0</text:p>
          </table:table-cell>
          <table:table-cell table:style-name="ce1" office:value-type="string" calcext:value-type="string">
            <text:p>ε = 0.1</text:p>
          </table:table-cell>
          <table:table-cell table:style-name="ce1" office:value-type="string" calcext:value-type="string">
            <text:p>ε = 0.2</text:p>
          </table:table-cell>
          <table:table-cell table:style-name="ce1" office:value-type="string" calcext:value-type="string">
            <text:p>ε = 0.5</text:p>
          </table:table-cell>
          <table:table-cell table:style-name="ce1" office:value-type="string" calcext:value-type="string">
            <text:p>ε = 1</text:p>
          </table:table-cell>
          <table:table-cell office:value-type="string" calcext:value-type="string">
            <text:p>Nai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700" calcext:value-type="float">
            <text:p>69700</text:p>
          </table:table-cell>
          <table:table-cell office:value-type="float" office:value="62200" calcext:value-type="float">
            <text:p>62200</text:p>
          </table:table-cell>
          <table:table-cell office:value-type="float" office:value="70610" calcext:value-type="float">
            <text:p>70610</text:p>
          </table:table-cell>
          <table:table-cell office:value-type="float" office:value="65250" calcext:value-type="float">
            <text:p>65250</text:p>
          </table:table-cell>
          <table:table-cell office:value-type="float" office:value="59360" calcext:value-type="float">
            <text:p>59360</text:p>
          </table:table-cell>
          <table:table-cell office:value-type="float" office:value="65350" calcext:value-type="float">
            <text:p>653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990" calcext:value-type="float">
            <text:p>68990</text:p>
          </table:table-cell>
          <table:table-cell office:value-type="float" office:value="65690" calcext:value-type="float">
            <text:p>65690</text:p>
          </table:table-cell>
          <table:table-cell office:value-type="float" office:value="67150" calcext:value-type="float">
            <text:p>67150</text:p>
          </table:table-cell>
          <table:table-cell office:value-type="float" office:value="68400" calcext:value-type="float">
            <text:p>68400</text:p>
          </table:table-cell>
          <table:table-cell office:value-type="float" office:value="56960" calcext:value-type="float">
            <text:p>56960</text:p>
          </table:table-cell>
          <table:table-cell office:value-type="float" office:value="60860" calcext:value-type="float">
            <text:p>608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550" calcext:value-type="float">
            <text:p>66550</text:p>
          </table:table-cell>
          <table:table-cell office:value-type="float" office:value="71070" calcext:value-type="float">
            <text:p>71070</text:p>
          </table:table-cell>
          <table:table-cell office:value-type="float" office:value="69220" calcext:value-type="float">
            <text:p>69220</text:p>
          </table:table-cell>
          <table:table-cell office:value-type="float" office:value="67220" calcext:value-type="float">
            <text:p>67220</text:p>
          </table:table-cell>
          <table:table-cell office:value-type="float" office:value="58760" calcext:value-type="float">
            <text:p>58760</text:p>
          </table:table-cell>
          <table:table-cell office:value-type="float" office:value="57730" calcext:value-type="float">
            <text:p>577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950" calcext:value-type="float">
            <text:p>68950</text:p>
          </table:table-cell>
          <table:table-cell office:value-type="float" office:value="67480" calcext:value-type="float">
            <text:p>67480</text:p>
          </table:table-cell>
          <table:table-cell office:value-type="float" office:value="70060" calcext:value-type="float">
            <text:p>70060</text:p>
          </table:table-cell>
          <table:table-cell office:value-type="float" office:value="66200" calcext:value-type="float">
            <text:p>66200</text:p>
          </table:table-cell>
          <table:table-cell office:value-type="float" office:value="59150" calcext:value-type="float">
            <text:p>59150</text:p>
          </table:table-cell>
          <table:table-cell office:value-type="float" office:value="59990" calcext:value-type="float">
            <text:p>599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410" calcext:value-type="float">
            <text:p>71410</text:p>
          </table:table-cell>
          <table:table-cell office:value-type="float" office:value="75000" calcext:value-type="float">
            <text:p>75000</text:p>
          </table:table-cell>
          <table:table-cell office:value-type="float" office:value="68320" calcext:value-type="float">
            <text:p>68320</text:p>
          </table:table-cell>
          <table:table-cell office:value-type="float" office:value="62240" calcext:value-type="float">
            <text:p>62240</text:p>
          </table:table-cell>
          <table:table-cell office:value-type="float" office:value="62610" calcext:value-type="float">
            <text:p>62610</text:p>
          </table:table-cell>
          <table:table-cell office:value-type="float" office:value="60170" calcext:value-type="float">
            <text:p>60170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8])" office:value-type="float" office:value="69120" calcext:value-type="float">
            <text:p>69120</text:p>
          </table:table-cell>
          <table:table-cell table:formula="of:=AVERAGE([.C2:.C8])" office:value-type="float" office:value="68288" calcext:value-type="float">
            <text:p>68288</text:p>
          </table:table-cell>
          <table:table-cell table:formula="of:=AVERAGE([.D2:.D8])" office:value-type="float" office:value="69072" calcext:value-type="float">
            <text:p>69072</text:p>
          </table:table-cell>
          <table:table-cell table:formula="of:=AVERAGE([.E2:.E8])" office:value-type="float" office:value="65862" calcext:value-type="float">
            <text:p>65862</text:p>
          </table:table-cell>
          <table:table-cell table:formula="of:=AVERAGE([.F2:.F8])" office:value-type="float" office:value="59368" calcext:value-type="float">
            <text:p>59368</text:p>
          </table:table-cell>
          <table:table-cell table:formula="of:=AVERAGE([.G2:.G8])" office:value-type="float" office:value="60820" calcext:value-type="float">
            <text:p>608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08:32:32.8811479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3T07:52:56.042825978</meta:creation-date>
    <dc:date>2020-04-23T09:23:04.980559558</dc:date>
    <meta:editing-duration>PT43M30S</meta:editing-duration>
    <meta:editing-cycles>2</meta:editing-cycles>
    <meta:generator>LibreOffice/6.3.5.2$Linux_X86_64 LibreOffice_project/30$Build-2</meta:generator>
    <meta:document-statistic meta:table-count="1" meta:cell-count="49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973cm" svg:y="4.204cm" style:legend-expansion="high" chart:style-name="ch2"/>
        <chart:plot-area chart:style-name="ch3" table:cell-range-address="Sheet1.B1:Sheet1.G1 Sheet1.A10:Sheet1.G10" chart:data-source-has-labels="both" svg:x="0.319cm" svg:y="0.18cm" svg:width="13.335cm" svg:height="8.646cm">
          <chartooo:coordinate-region svg:x="1.496cm" svg:y="0.379cm" svg:width="12.158cm" svg:height="7.8cm"/>
          <chart:axis chart:dimension="x" chart:name="primary-x" chart:style-name="ch4" chartooo:axis-type="auto">
            <chartooo:date-scale/>
            <chart:categories table:cell-range-address="Sheet1.B1:Sheet1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0:Sheet1.G10" chart:label-cell-address="Sheet1.A10:Sheet1.A10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ε = 0</text:p>
                <draw:g>
                  <svg:desc>Sheet1.B1:Sheet1.G1</svg:desc>
                </draw:g>
              </table:table-cell>
              <table:table-cell office:value-type="string">
                <text:p>ε = 0.1</text:p>
              </table:table-cell>
              <table:table-cell office:value-type="string">
                <text:p>ε = 0.2</text:p>
              </table:table-cell>
              <table:table-cell office:value-type="string">
                <text:p>ε = 0.5</text:p>
              </table:table-cell>
              <table:table-cell office:value-type="string">
                <text:p>ε = 1</text:p>
              </table:table-cell>
              <table:table-cell office:value-type="string">
                <text:p>Naive</text:p>
              </table:table-cell>
            </table:table-row>
          </table:table-header-rows>
          <table:table-rows>
            <table:table-row>
              <table:table-cell office:value-type="string">
                <text:p>Average</text:p>
                <draw:g>
                  <svg:desc>Sheet1.A10:Sheet1.A10</svg:desc>
                </draw:g>
              </table:table-cell>
              <table:table-cell office:value-type="float" office:value="69120">
                <text:p>69120</text:p>
                <draw:g>
                  <svg:desc>Sheet1.B10:Sheet1.G10</svg:desc>
                </draw:g>
              </table:table-cell>
              <table:table-cell office:value-type="float" office:value="68288">
                <text:p>68288</text:p>
              </table:table-cell>
              <table:table-cell office:value-type="float" office:value="69072">
                <text:p>69072</text:p>
              </table:table-cell>
              <table:table-cell office:value-type="float" office:value="65862">
                <text:p>65862</text:p>
              </table:table-cell>
              <table:table-cell office:value-type="float" office:value="59368">
                <text:p>59368</text:p>
              </table:table-cell>
              <table:table-cell office:value-type="float" office:value="60820">
                <text:p>608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